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#FFFFFF"/>
    </style:style>
    <style:style style:name="ce6" style:family="table-cell" style:parent-style-name="Default" style:data-style-name="N0">
      <style:table-cell-properties style:vertical-align="top" fo:wrap-option="wrap"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9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DDD9C3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37">
      <style:table-cell-properties fo:border="thin solid #000000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9C3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top" fo:wrap-option="wrap"/>
    </style:style>
    <style:style style:name="ce30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</style:style>
    <style:style style:name="ce32" style:family="table-cell" style:parent-style-name="Default" style:data-style-name="N36">
      <style:table-cell-properties style:vertical-align="top" fo:wrap-option="wrap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102pt" style:use-optimal-row-height="true" fo:break-before="auto"/>
    </style:style>
    <style:style style:name="ro6" style:family="table-row">
      <style:table-row-properties style:row-height="76.5pt" style:use-optimal-row-height="true" fo:break-before="auto"/>
    </style:style>
    <style:style style:name="ro7" style:family="table-row">
      <style:table-row-properties style:row-height="63.75pt" style:use-optimal-row-height="true" fo:break-before="auto"/>
    </style:style>
    <style:style style:name="ro8" style:family="table-row">
      <style:table-row-properties style:row-height="127.5pt" style:use-optimal-row-height="true" fo:break-before="auto"/>
    </style:style>
    <style:style style:name="ro9" style:family="table-row">
      <style:table-row-properties style:row-height="89.25pt" style:use-optimal-row-height="true" fo:break-before="auto"/>
    </style:style>
    <style:style style:name="ro10" style:family="table-row">
      <style:table-row-properties style:row-height="114.75pt" style:use-optimal-row-height="true" fo:break-before="auto"/>
    </style:style>
    <style:style style:name="ro11" style:family="table-row">
      <style:table-row-properties style:row-height="14.1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32"/>
        <table:table-column table:style-name="co8" table:default-cell-style-name="ce32"/>
        <table:table-column table:style-name="co9" table:default-cell-style-name="ce2"/>
        <table:table-column table:style-name="co10" table:number-columns-repeated="1010" table:default-cell-style-name="ce2"/>
        <table:table-column table:style-name="co10" table:number-columns-repeated="15361" table:default-cell-style-name="ce1"/>
        <table:table-row table:style-name="ro1">
          <table:table-cell office:value-type="string" table:style-name="ce2">
            <text:p>Ok, ca me semble bon comme plan</text:p>
          </table:table-cell>
          <table:table-cell table:number-columns-repeated="2" table:style-name="ce2"/>
          <table:table-cell office:value-type="string" table:style-name="ce2">
            <text:p>Backlog Sprint 4 pour le produit Yolo-Hipster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style-name="ce2"/>
          <table:table-cell table:number-columns-repeated="16371" table:style-name="ce3"/>
        </table:table-row>
        <table:table-row table:style-name="ro2">
          <table:table-cell table:number-columns-repeated="3" table:style-name="ce2"/>
          <table:table-cell office:value-type="string" table:style-name="ce5">
            <text:p>Version: 26 novembre 2012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style-name="ce2"/>
          <table:table-cell table:number-columns-repeated="1010" table:style-name="ce6"/>
          <table:table-cell table:number-columns-repeated="15361"/>
        </table:table-row>
        <table:table-row table:style-name="ro2">
          <table:table-cell table:number-columns-repeated="7" table:style-name="ce7"/>
          <table:table-cell table:style-name="ce8"/>
          <table:table-cell table:number-columns-repeated="2" table:style-name="ce7"/>
          <table:table-cell table:number-columns-repeated="2" table:style-name="ce9"/>
          <table:table-cell table:style-name="ce7"/>
          <table:table-cell table:number-columns-repeated="1010" table:style-name="ce2"/>
          <table:table-cell table:number-columns-repeated="15361"/>
        </table:table-row>
        <table:table-row table:style-name="ro3">
          <table:table-cell office:value-type="string" table:style-name="ce10">
            <text:p>Numéro (Issue GitHub)</text:p>
          </table:table-cell>
          <table:table-cell office:value-type="string" table:style-name="ce10">
            <text:p>Typ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Complétion</text:p>
          </table:table-cell>
          <table:table-cell office:value-type="string" table:style-name="ce10">
            <text:p>Dépendance</text:p>
          </table:table-cell>
          <table:table-cell office:value-type="string" table:style-name="ce10">
            <text:p>Poids</text:p>
          </table:table-cell>
          <table:table-cell office:value-type="string" table:style-name="ce10">
            <text:p>Sprint</text:p>
          </table:table-cell>
          <table:table-cell office:value-type="string" table:style-name="ce10">
            <text:p>Estimation (heures/personne)</text:p>
          </table:table-cell>
          <table:table-cell office:value-type="string" table:style-name="ce10">
            <text:p>Coût réel (heures/personne)</text:p>
          </table:table-cell>
          <table:table-cell office:value-type="string" table:style-name="ce10">
            <text:p>Qui Travail sur cette tâche</text:p>
          </table:table-cell>
          <table:table-cell office:value-type="string" table:style-name="ce11">
            <text:p>Estimation Date de complétion</text:p>
          </table:table-cell>
          <table:table-cell office:value-type="string" table:style-name="ce11">
            <text:p>Date réel de complétion</text:p>
          </table:table-cell>
          <table:table-cell office:value-type="string" table:style-name="ce12">
            <text:p>Statut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22" table:style-name="ce13">
            <text:p>22</text:p>
          </table:table-cell>
          <table:table-cell office:value-type="string" table:style-name="ce14">
            <text:p>Spécification de du code de l'interface</text:p>
          </table:table-cell>
          <table:table-cell office:value-type="string" table:style-name="ce14">
            <text:p>Produire un document technique (wiki) sur le code qui produira une affichage brut des données.</text:p>
          </table:table-cell>
          <table:table-cell office:value-type="string" table:style-name="ce14">
            <text:p>Lorsque le document sera complété avec un exemple d'affichage pour chaque UC</text:p>
          </table:table-cell>
          <table:table-cell office:value-type="string" table:style-name="ce14">
            <text:p>Spécification de l'API principale</text:p>
          </table:table-cell>
          <table:table-cell office:value-type="float" office:value="10" table:style-name="ce15">
            <text:p>10</text:p>
          </table:table-cell>
          <table:table-cell office:value-type="string" table:style-name="ce16">
            <text:p>Sprint 4</text:p>
          </table:table-cell>
          <table:table-cell office:value-type="float" office:value="3" table:style-name="ce17">
            <text:p>3</text:p>
          </table:table-cell>
          <table:table-cell table:style-name="ce15"/>
          <table:table-cell office:value-type="string" table:style-name="ce14">
            <text:p>Sophie</text:p>
          </table:table-cell>
          <table:table-cell office:value-type="date" office:date-value="2012-11-30T00:00:00" table:style-name="ce18">
            <text:p>vendredi, novembre 30, 2012</text:p>
          </table:table-cell>
          <table:table-cell table:style-name="ce18"/>
          <table:table-cell office:value-type="string" table:style-name="ce19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1">
          <table:table-cell table:style-name="ce20"/>
          <table:table-cell office:value-type="string" table:style-name="ce21">
            <text:p>Relier la collecte de donnée aux traiteurs de données</text:p>
          </table:table-cell>
          <table:table-cell office:value-type="string" table:style-name="ce21">
            <text:p>Construire les classes manquantes pouvoir traiter les données recueillies</text:p>
          </table:table-cell>
          <table:table-cell office:value-type="string" table:style-name="ce22">
            <text:p>Lorsque des données recueillis auront pu être traiter</text:p>
          </table:table-cell>
          <table:table-cell office:value-type="string" table:style-name="ce21">
            <text:p><text:s/>Complétion du code WEHA</text:p>
          </table:table-cell>
          <table:table-cell office:value-type="float" office:value="40" table:style-name="ce20">
            <text:p>40</text:p>
          </table:table-cell>
          <table:table-cell office:value-type="string" table:style-name="ce23">
            <text:p>Sprint 4</text:p>
          </table:table-cell>
          <table:table-cell office:value-type="float" office:value="6" table:style-name="ce20">
            <text:p>6</text:p>
          </table:table-cell>
          <table:table-cell table:style-name="ce24"/>
          <table:table-cell office:value-type="string" table:style-name="ce24">
            <text:p>Ralph, Alex</text:p>
          </table:table-cell>
          <table:table-cell office:value-type="date" office:date-value="2012-12-07T00:00:00" table:style-name="ce25">
            <text:p>vendredi 7 décembre 2012</text:p>
          </table:table-cell>
          <table:table-cell table:style-name="ce24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25" table:style-name="ce15">
            <text:p>25</text:p>
          </table:table-cell>
          <table:table-cell office:value-type="string" table:style-name="ce27">
            <text:p>Complété le code WEHA</text:p>
          </table:table-cell>
          <table:table-cell office:value-type="string" table:style-name="ce28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office:value-type="string" table:style-name="ce27">
            <text:p>Lorsque le code sera complété et fonctionnel (Les tests seront fait plus tard) OU si la tâche prend plus de 3h.</text:p>
          </table:table-cell>
          <table:table-cell office:value-type="string" table:style-name="ce27">
            <text:p>Reverse Engineering WEHA</text:p>
          </table:table-cell>
          <table:table-cell office:value-type="float" office:value="20" table:style-name="ce17">
            <text:p>20</text:p>
          </table:table-cell>
          <table:table-cell office:value-type="string" table:style-name="ce14">
            <text:p>Sprint 4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string" table:style-name="ce14">
            <text:p>Sophie</text:p>
          </table:table-cell>
          <table:table-cell office:value-type="date" office:date-value="2012-12-02T00:00:00" table:style-name="ce18">
            <text:p>dimanche, décembre 02, 2012</text:p>
          </table:table-cell>
          <table:table-cell table:style-name="ce18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49" table:style-name="ce20">
            <text:p>49</text:p>
          </table:table-cell>
          <table:table-cell office:value-type="string" table:style-name="ce29">
            <text:p>Rencontre pour de la revue de la semaine</text:p>
          </table:table-cell>
          <table:table-cell office:value-type="string" table:style-name="ce29">
            <text:p>Se rencontrer lundi 26 novembre et 3 décembre pour faire état de la semaine 1 du sprint 4. Faire la revue de ses tâche et faire état de l'avancement.</text:p>
          </table:table-cell>
          <table:table-cell office:value-type="string" table:style-name="ce29">
            <text:p>Assister à la rencontre et faire la revue de la semaine pour ses tâches. Rencontre M. Dupuis pour la revue de la semaine.</text:p>
          </table:table-cell>
          <table:table-cell table:style-name="ce29"/>
          <table:table-cell office:value-type="float" office:value="1" table:style-name="ce20">
            <text:p>1</text:p>
          </table:table-cell>
          <table:table-cell office:value-type="string" table:style-name="ce14">
            <text:p>Sprint 4</text:p>
          </table:table-cell>
          <table:table-cell office:value-type="float" office:value="3" table:style-name="ce20">
            <text:p>3</text:p>
          </table:table-cell>
          <table:table-cell table:style-name="ce20"/>
          <table:table-cell office:value-type="string" table:style-name="ce29">
            <text:p>Tous</text:p>
          </table:table-cell>
          <table:table-cell office:value-type="date" office:date-value="2012-12-03T00:00:00" table:style-name="ce30">
            <text:p>lundi, décembre 03, 2012</text:p>
          </table:table-cell>
          <table:table-cell table:style-name="ce30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table:style-name="ce20"/>
          <table:table-cell office:value-type="string" table:style-name="ce29">
            <text:p>Coder fonction QuiEditer()</text:p>
          </table:table-cell>
          <table:table-cell office:value-type="string" table:style-name="ce29">
            <text:p>Coder et documenter la fonction QuiEditer(). La fonction qui edit retourne les utilisateurs (unique) qui ont éditer un article.</text:p>
          </table:table-cell>
          <table:table-cell office:value-type="string" table:style-name="ce29">
            <text:p>Lorsque le code sera fait et soit fonctionnel. Lorsque la documentation relié à cette fonction sera écrite dans le wiki de l'API.</text:p>
          </table:table-cell>
          <table:table-cell table:style-name="ce29"/>
          <table:table-cell office:value-type="float" office:value="30" table:style-name="ce20">
            <text:p>30</text:p>
          </table:table-cell>
          <table:table-cell table:style-name="ce14"/>
          <table:table-cell office:value-type="float" office:value="6" table:style-name="ce20">
            <text:p>6</text:p>
          </table:table-cell>
          <table:table-cell table:style-name="ce20"/>
          <table:table-cell office:value-type="string" table:style-name="ce29">
            <text:p>Roosvelt</text:p>
          </table:table-cell>
          <table:table-cell office:value-type="date" office:date-value="2012-12-06T00:00:00" table:style-name="ce25">
            <text:p>jeudi 6 décembre 2012</text:p>
          </table:table-cell>
          <table:table-cell table:style-name="ce30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table:style-name="ce20"/>
          <table:table-cell office:value-type="string" table:style-name="ce29">
            <text:p>Code la fonction QuiEditComment()</text:p>
          </table:table-cell>
          <table:table-cell office:value-type="string" table:style-name="ce29">
            <text:p>Coder et documenter la fonction QuiEditerComment() de l'API Yolo-Hipster. Qui crée ou modifie un article et comment il l'a modifier. Voir la documentation Cas d'utilisation.</text:p>
          </table:table-cell>
          <table:table-cell office:value-type="string" table:style-name="ce29">
            <text:p>Lorsque le code sera fait et soit fonctionnel. Lorsque la documentation relié à cette fonction sera écrite dans le wiki de l'API.</text:p>
          </table:table-cell>
          <table:table-cell table:style-name="ce29"/>
          <table:table-cell office:value-type="float" office:value="70" table:style-name="ce20">
            <text:p>70</text:p>
          </table:table-cell>
          <table:table-cell table:style-name="ce14"/>
          <table:table-cell office:value-type="float" office:value="6" table:style-name="ce20">
            <text:p>6</text:p>
          </table:table-cell>
          <table:table-cell table:style-name="ce20"/>
          <table:table-cell office:value-type="string" table:style-name="ce29">
            <text:p>Roosvelt</text:p>
          </table:table-cell>
          <table:table-cell office:value-type="date" office:date-value="2012-12-06T00:00:00" table:style-name="ce25">
            <text:p>jeudi 6 décembre 2012</text:p>
          </table:table-cell>
          <table:table-cell table:style-name="ce30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8">
          <table:table-cell table:style-name="ce20"/>
          <table:table-cell office:value-type="string" table:style-name="ce29">
            <text:p>Coder la fonction QuiEditerTexteDeQui()</text:p>
          </table:table-cell>
          <table:table-cell office:value-type="string" table:style-name="ce29">
            <text:p>Coder et documenter la fonction QuiEditerTexteDeQui() de l'API Yolo-Hipster. Qui modifie et comment un utilisateur modifie les textes de quel autre utilisateur. Voir la documentation Cas d'utilisation. Attention, cette tâche est TRÈS DIFFICILE.</text:p>
          </table:table-cell>
          <table:table-cell office:value-type="string" table:style-name="ce29">
            <text:p>Lorsque le code sera fait et soit fonctionnel. Lorsque la documentation relié à cette fonction sera écrite dans le wiki de l'API.</text:p>
          </table:table-cell>
          <table:table-cell table:style-name="ce29"/>
          <table:table-cell office:value-type="float" office:value="50" table:style-name="ce20">
            <text:p>50</text:p>
          </table:table-cell>
          <table:table-cell table:style-name="ce14"/>
          <table:table-cell office:value-type="float" office:value="5" table:style-name="ce20">
            <text:p>5</text:p>
          </table:table-cell>
          <table:table-cell table:style-name="ce20"/>
          <table:table-cell office:value-type="string" table:style-name="ce29">
            <text:p>Alexandre</text:p>
          </table:table-cell>
          <table:table-cell office:value-type="date" office:date-value="2012-12-06T00:00:00" table:style-name="ce25">
            <text:p>jeudi 6 décembre 2012</text:p>
          </table:table-cell>
          <table:table-cell table:style-name="ce30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9">
          <table:table-cell table:style-name="ce20"/>
          <table:table-cell office:value-type="string" table:style-name="ce29">
            <text:p>Coder la fonction QuiEditerStructure()</text:p>
          </table:table-cell>
          <table:table-cell office:value-type="string" table:style-name="ce29">
            <text:p>Coder et documenter la fonction QuiEditerStructure() de l'API Yolo-hipster. Qui modifie la structure de l'article et quel section il a modifié.</text:p>
          </table:table-cell>
          <table:table-cell office:value-type="string" table:style-name="ce29">
            <text:p>Lorsque le code sera fait et soit fonctionnel. Lorsque la documentation relié à cette fonction sera écrite dans le wiki de l'API.</text:p>
          </table:table-cell>
          <table:table-cell table:style-name="ce29"/>
          <table:table-cell office:value-type="float" office:value="70" table:style-name="ce20">
            <text:p>70</text:p>
          </table:table-cell>
          <table:table-cell table:style-name="ce14"/>
          <table:table-cell office:value-type="float" office:value="6" table:style-name="ce20">
            <text:p>6</text:p>
          </table:table-cell>
          <table:table-cell table:style-name="ce20"/>
          <table:table-cell office:value-type="string" table:style-name="ce29">
            <text:p>Sophie, Ralph</text:p>
          </table:table-cell>
          <table:table-cell office:value-type="date" office:date-value="2012-12-06T00:00:00" table:style-name="ce25">
            <text:p>jeudi 6 décembre 2012</text:p>
          </table:table-cell>
          <table:table-cell table:style-name="ce30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9">
          <table:table-cell table:style-name="ce20"/>
          <table:table-cell office:value-type="string" table:style-name="ce29">
            <text:p>Coder la fonction QuiEditerQuelSection()</text:p>
          </table:table-cell>
          <table:table-cell office:value-type="string" table:style-name="ce29">
            <text:p>Coder et documenter la fonction QuiEditerQuelSection(). La fonction doit retourner qui modifie quel section et comment. Attention, cette tâche est TRÈS DIFFICILE.</text:p>
          </table:table-cell>
          <table:table-cell office:value-type="string" table:style-name="ce29">
            <text:p>Lorsque le code sera fait et soit fonctionnel. Lorsque la documentation relié à cette fonction sera écrite dans le wiki de l'API.</text:p>
          </table:table-cell>
          <table:table-cell table:style-name="ce29"/>
          <table:table-cell office:value-type="float" office:value="50" table:style-name="ce20">
            <text:p>50</text:p>
          </table:table-cell>
          <table:table-cell table:style-name="ce14"/>
          <table:table-cell office:value-type="float" office:value="5" table:style-name="ce20">
            <text:p>5</text:p>
          </table:table-cell>
          <table:table-cell table:style-name="ce20"/>
          <table:table-cell office:value-type="string" table:style-name="ce29">
            <text:p>Ralph</text:p>
          </table:table-cell>
          <table:table-cell office:value-type="date" office:date-value="2012-12-06T00:00:00" table:style-name="ce25">
            <text:p>jeudi 6 décembre 2012</text:p>
          </table:table-cell>
          <table:table-cell table:style-name="ce30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10">
          <table:table-cell office:value-type="float" office:value="23" table:style-name="ce15">
            <text:p>23</text:p>
          </table:table-cell>
          <table:table-cell office:value-type="string" table:style-name="ce29">
            <text:p>Coder le générateur d'affichage</text:p>
          </table:table-cell>
          <table:table-cell office:value-type="string" table:style-name="ce29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29">
            <text:p>Lorsque le code sera fonctionnel et affichera les données fourni</text:p>
          </table:table-cell>
          <table:table-cell office:value-type="string" table:style-name="ce29">
            <text:p>Spécification de l'interface.</text:p>
          </table:table-cell>
          <table:table-cell office:value-type="float" office:value="20" table:style-name="ce20">
            <text:p>20</text:p>
          </table:table-cell>
          <table:table-cell office:value-type="string" table:style-name="ce14">
            <text:p>Sprint 4</text:p>
          </table:table-cell>
          <table:table-cell office:value-type="float" office:value="6" table:style-name="ce20">
            <text:p>6</text:p>
          </table:table-cell>
          <table:table-cell table:style-name="ce20"/>
          <table:table-cell office:value-type="string" table:style-name="ce29">
            <text:p>Sophie</text:p>
          </table:table-cell>
          <table:table-cell office:value-type="date" office:date-value="2012-12-07T00:00:00" table:style-name="ce18">
            <text:p>vendredi, décembre 07, 2012</text:p>
          </table:table-cell>
          <table:table-cell table:style-name="ce30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45" table:style-name="ce31">
            <text:p>45</text:p>
          </table:table-cell>
          <table:table-cell office:value-type="string" table:style-name="ce29">
            <text:p>Revue et Rétrospective du sprint 4.</text:p>
          </table:table-cell>
          <table:table-cell office:value-type="string" table:style-name="ce29">
            <text:p>Faire la rétrospective et la revue du sprint 4.</text:p>
          </table:table-cell>
          <table:table-cell office:value-type="string" table:style-name="ce29">
            <text:p>Créer le document Revue et rétrospective du sprint 4. Complété une fois envoyé au professeur.</text:p>
          </table:table-cell>
          <table:table-cell table:style-name="ce29"/>
          <table:table-cell office:value-type="float" office:value="1" table:style-name="ce20">
            <text:p>1</text:p>
          </table:table-cell>
          <table:table-cell office:value-type="string" table:style-name="ce14">
            <text:p>Sprint 4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string" table:style-name="ce29">
            <text:p>Ralph</text:p>
          </table:table-cell>
          <table:table-cell office:value-type="date" office:date-value="2012-12-10T00:00:00" table:style-name="ce30">
            <text:p>lundi, décembre 10, 2012</text:p>
          </table:table-cell>
          <table:table-cell table:style-name="ce30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1">
          <table:table-cell office:value-type="float" office:value="46" table:style-name="ce31">
            <text:p>46</text:p>
          </table:table-cell>
          <table:table-cell office:value-type="string" table:style-name="ce29">
            <text:p>Préparation du rapport final à remettre au prof</text:p>
          </table:table-cell>
          <table:table-cell office:value-type="string" table:style-name="ce29">
            <text:p>Faire la rétrospective, <text:s/>la revue des sprints. Faire une synthèse</text:p>
          </table:table-cell>
          <table:table-cell office:value-type="string" table:style-name="ce29">
            <text:p>Créer le document de synthèse afin de l'envoyer et de le remettre au prof</text:p>
          </table:table-cell>
          <table:table-cell table:style-name="ce29"/>
          <table:table-cell office:value-type="float" office:value="10" table:style-name="ce20">
            <text:p>10</text:p>
          </table:table-cell>
          <table:table-cell office:value-type="string" table:style-name="ce14">
            <text:p>Sprint 4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string" table:style-name="ce29">
            <text:p>Ralph, Roosvelt</text:p>
          </table:table-cell>
          <table:table-cell office:value-type="date" office:date-value="2012-12-09T00:00:00" table:style-name="ce30">
            <text:p>dimanche, décembre 09, 2012</text:p>
          </table:table-cell>
          <table:table-cell table:style-name="ce30"/>
          <table:table-cell office:value-type="string" table:style-name="ce26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4">
          <table:table-cell office:value-type="float" office:value="47" table:style-name="ce31">
            <text:p>47</text:p>
          </table:table-cell>
          <table:table-cell office:value-type="string" table:style-name="ce29">
            <text:p>Préparation de la présentation en classe</text:p>
          </table:table-cell>
          <table:table-cell office:value-type="string" table:style-name="ce29">
            <text:p>Il faudra préparer la présentation orale devant la classe <text:s/>du projet</text:p>
          </table:table-cell>
          <table:table-cell office:value-type="string" table:style-name="ce29">
            <text:p>Créer le document Revue et rétrospective du sprint 4. Complété une fois 'envoyé au professeur.</text:p>
          </table:table-cell>
          <table:table-cell table:style-name="ce29"/>
          <table:table-cell office:value-type="float" office:value="10" table:style-name="ce20">
            <text:p>10</text:p>
          </table:table-cell>
          <table:table-cell office:value-type="string" table:style-name="ce14">
            <text:p>Sprint 4</text:p>
          </table:table-cell>
          <table:table-cell office:value-type="float" office:value="2" table:style-name="ce20">
            <text:p>2</text:p>
          </table:table-cell>
          <table:table-cell table:style-name="ce20"/>
          <table:table-cell office:value-type="string" table:style-name="ce29">
            <text:p>Tous</text:p>
          </table:table-cell>
          <table:table-cell office:value-type="date" office:date-value="2012-12-09T00:00:00" table:style-name="ce30">
            <text:p>dimanche, décembre 09, 2012</text:p>
          </table:table-cell>
          <table:table-cell table:style-name="ce30"/>
          <table:table-cell office:value-type="string" table:style-name="ce26">
            <text:p>À faire</text:p>
          </table:table-cell>
          <table:table-cell table:number-columns-repeated="16371"/>
        </table:table-row>
        <table:table-row table:number-rows-repeated="1048546" table:style-name="ro11">
          <table:table-cell table:number-columns-repeated="16384"/>
        </table:table-row>
        <table:table-row table:number-rows-repeated="10" table:style-name="ro12">
          <table:table-cell table:number-columns-repeated="16384"/>
        </table:table-row>
        <table:table-row table:number-rows-repeated="3" table:style-name="ro11">
          <table:table-cell table:number-columns-repeated="16384"/>
        </table:table-row>
      </table:table>
      <table:named-expressions>
        <table:named-range table:name="Print_Area" table:cell-range-address="Sprint_BackLog_1.$A$1:Sprint_BackLog_1.$M$10" table:base-cell-address="Sprint_BackLog_1.$A$1"/>
      </table:named-expressions>
      <table:database-ranges>
        <table:database-range table:target-range-address="Sprint_BackLog_1.A2:Sprint_BackLog_1.AMI19" table:contains-header="fals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7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2" number:min-integer-digits="1" number:grouping="true"/>
      <number:text> </number:text>
    </number:number-style>
    <number:number-style style:name="N40P1">
      <number:text> $ (</number:text>
      <number:number number:decimal-places="2" number:min-integer-digits="1" number:grouping="true"/>
      <number:text>)</number:text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1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1P2">
      <number:text> $ - </number:text>
    </number:text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currency-style style:name="N42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2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2P0"/>
    </number:currency-style>
    <style:style style:name="Comma" style:family="table-cell" style:data-style-name="N38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omma_91_0_93_" style:display-name="Comma[0]" style:family="table-cell" style:data-style-name="N39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urrency" style:family="table-cell" style:data-style-name="N40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Currency_91_0_93_" style:display-name="Currency[0]" style:family="table-cell" style:data-style-name="N41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2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osvelt Lamour</meta:initial-creator>
    <dc:creator>Ralph Sanon</dc:creator>
    <meta:creation-date>1969-12-31T16:00:00Z</meta:creation-date>
    <dc:date>2012-11-29T03:29:19Z</dc:date>
  </office:meta>
</office:document-meta>
</file>